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automatic-styles>
    <style:style style:name="Table1" style:family="table">
      <style:table-properties style:width="6.5486in" fo:margin-left="0.0035in" fo:margin-top="0in" fo:margin-bottom="0in" table:align="left" style:writing-mode="page"/>
    </style:style>
    <style:style style:name="Table1.A" style:family="table-column">
      <style:table-column-properties style:column-width="6.548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7.2611in" fo:margin-left="0.0035in" fo:margin-top="0in" fo:margin-bottom="0in" table:align="left" style:writing-mode="lr-tb"/>
    </style:style>
    <style:style style:name="Table2.A" style:family="table-column">
      <style:table-column-properties style:column-width="1.9326in"/>
    </style:style>
    <style:style style:name="Table2.B" style:family="table-column">
      <style:table-column-properties style:column-width="5.3285in"/>
    </style:style>
    <style:style style:name="Table2.1" style:family="table-row">
      <style:table-row-properties fo:keep-together="auto"/>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A2" style:family="table-cell">
      <style:table-cell-properties fo:background-color="#cccccc" fo:padding-left="0.075in" fo:padding-right="0.075in" fo:padding-top="0in" fo:padding-bottom="0in" fo:border="0.5pt solid #666666" style:writing-mode="lr-tb">
        <style:background-image/>
      </style:table-cell-properties>
    </style:style>
    <style:style style:name="Table2.A3" style:family="table-cell">
      <style:table-cell-properties fo:padding-left="0.075in" fo:padding-right="0.075in" fo:padding-top="0in" fo:padding-bottom="0in" fo:border="0.5pt solid #666666" style:writing-mode="lr-tb"/>
    </style:style>
    <style:style style:name="Table2.B3" style:family="table-cell">
      <style:table-cell-properties fo:padding-left="0.075in" fo:padding-right="0.075in" fo:padding-top="0in" fo:padding-bottom="0in" fo:border="0.5pt solid #666666" style:writing-mode="lr-tb"/>
    </style:style>
    <style:style style:name="Table2.A5" style:family="table-cell">
      <style:table-cell-properties fo:padding-left="0.075in" fo:padding-right="0.075in" fo:padding-top="0in" fo:padding-bottom="0in" fo:border="0.5pt solid #666666" style:writing-mode="lr-tb"/>
    </style:style>
    <style:style style:name="Table2.B5" style:family="table-cell">
      <style:table-cell-properties fo:padding-left="0.075in" fo:padding-right="0.075in" fo:padding-top="0in" fo:padding-bottom="0in" fo:border="0.5pt solid #666666" style:writing-mode="lr-tb"/>
    </style:style>
    <style:style style:name="P1" style:family="paragraph" style:parent-style-name="CW_20_Title">
      <style:paragraph-properties fo:margin-top="0in" fo:margin-bottom="0in" style:contextual-spacing="false" fo:text-align="center" style:justify-single-word="false"/>
    </style:style>
    <style:style style:name="P2" style:family="paragraph" style:parent-style-name="CW_20_Body">
      <style:paragraph-properties fo:text-align="center" style:justify-single-word="false"/>
    </style:style>
    <style:style style:name="P3" style:family="paragraph" style:parent-style-name="CW_20_Body">
      <style:paragraph-properties fo:text-align="start" style:justify-single-word="false"/>
    </style:style>
    <style:style style:name="P4" style:family="paragraph" style:parent-style-name="CW_20_Body" style:list-style-name="WWNum1"/>
    <style:style style:name="P5" style:family="paragraph" style:parent-style-name="CW_20_Body" style:list-style-name="WWNum2"/>
    <style:style style:name="P6" style:family="paragraph" style:parent-style-name="CW_20_Body" style:list-style-name="WWNum13"/>
    <style:style style:name="P7" style:family="paragraph" style:parent-style-name="CW_20_Sub-section_20_Heading" style:list-style-name="WWNum16"/>
    <style:style style:name="P8" style:family="paragraph" style:parent-style-name="CW_20_Body" style:list-style-name="WWNum17"/>
    <style:style style:name="P9" style:family="paragraph" style:parent-style-name="CW_20_Body" style:list-style-name="WWNum17">
      <style:text-properties style:text-line-through-style="solid" style:text-line-through-type="single"/>
    </style:style>
    <style:style style:name="P10" style:family="paragraph" style:parent-style-name="CW_20_Body" style:list-style-name="WWNum18"/>
    <style:style style:name="P11" style:family="paragraph" style:parent-style-name="CW_20_Body" style:list-style-name="WWNum18">
      <style:text-properties style:text-line-through-style="solid" style:text-line-through-type="single" fo:font-weight="bold" style:font-weight-asian="bold" style:font-weight-complex="bold"/>
    </style:style>
    <style:style style:name="P12" style:family="paragraph" style:parent-style-name="CW_20_Sub-section_20_Heading" style:list-style-name="WWNum19"/>
    <style:style style:name="P13" style:family="paragraph" style:parent-style-name="CW_20_Body" style:list-style-name="WWNum4">
      <style:text-properties fo:font-weight="bold" style:font-weight-asian="bold" style:font-weight-complex="bold"/>
    </style:style>
    <style:style style:name="P14" style:family="paragraph" style:parent-style-name="CW_20_Body" style:list-style-name="WWNum6"/>
    <style:style style:name="P15" style:family="paragraph" style:parent-style-name="CW_20_Body" style:list-style-name="WWNum21"/>
    <style:style style:name="P16" style:family="paragraph" style:parent-style-name="Standard">
      <style:paragraph-properties fo:orphans="2" fo:widows="2" fo:hyphenation-ladder-count="no-limit" fo:hyphenation-keep="auto" loext:hyphenation-keep-type="column"/>
      <style:text-properties fo:font-weight="normal" style:font-name-asian="游ゴシック Light" style:font-weight-asian="normal" style:font-weight-complex="normal" fo:hyphenate="true" fo:hyphenation-remain-char-count="2" fo:hyphenation-push-char-count="2" loext:hyphenation-no-caps="false" loext:hyphenation-no-last-word="false" loext:hyphenation-word-char-count="5" loext:hyphenation-zone="no-limit"/>
    </style:style>
    <style:style style:name="P17" style:family="paragraph" style:parent-style-name="CW_20_Numbered_20_Section_20_Heading">
      <style:paragraph-properties fo:margin-top="0in" fo:margin-bottom="0.1665in" style:contextual-spacing="false" fo:break-before="page"/>
    </style:style>
    <style:style style:name="P18" style:family="paragraph" style:parent-style-name="Standard">
      <style:paragraph-properties fo:margin-top="0in" fo:margin-bottom="0in" style:contextual-spacing="false" fo:text-align="center" style:justify-single-word="false"/>
      <style:text-properties fo:color="#ffffff" loext:opacity="100%" fo:language="en" fo:country="GB" fo:font-weight="bold" style:font-weight-asian="bold" style:font-size-complex="12pt" style:font-weight-complex="bold">
        <loext:char-complex-color loext:theme-type="light1" loext:color-type="theme"/>
      </style:text-properties>
    </style:style>
    <style:style style:name="P19" style:family="paragraph" style:parent-style-name="Standard">
      <style:paragraph-properties fo:margin-top="0in" fo:margin-bottom="0in" style:contextual-spacing="false" fo:text-align="start" style:justify-single-word="false"/>
      <style:text-properties fo:language="en" fo:country="GB" fo:font-weight="bold" style:font-weight-asian="bold" style:font-size-complex="12pt" style:font-weight-complex="bold"/>
    </style:style>
    <style:style style:name="P20" style:family="paragraph" style:parent-style-name="Standard">
      <style:paragraph-properties fo:margin-top="0in" fo:margin-bottom="0in" style:contextual-spacing="false" fo:text-align="start" style:justify-single-word="false"/>
      <style:text-properties fo:language="en" fo:country="GB" style:font-size-complex="12pt"/>
    </style:style>
    <style:style style:name="P21" style:family="paragraph" style:parent-style-name="CW_20_Numbered_20_Section_20_Heading">
      <style:paragraph-properties fo:margin-left="0in" fo:text-indent="0in" style:auto-text-indent="false"/>
    </style:style>
    <style:style style:name="P22" style:family="paragraph" style:parent-style-name="CW_20_Sub-section_20_Heading">
      <style:paragraph-properties fo:margin-left="0in" fo:text-indent="0in" style:auto-text-indent="false"/>
    </style:style>
    <style:style style:name="T1" style:family="text">
      <style:text-properties fo:font-size="20pt"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size-complex="11pt"/>
    </style:style>
    <style:style style:name="T10" style:family="text">
      <style:text-properties style:font-size-complex="11pt" style:font-weight-complex="bold"/>
    </style:style>
    <style:style style:name="T11" style:family="text">
      <style:text-properties fo:font-weight="normal" style:font-weight-asian="normal" style:font-weight-complex="bold"/>
    </style:style>
    <style:style style:name="T12" style:family="text">
      <style:text-properties style:font-name-asian="游ゴシック Light" style:font-weight-complex="bold"/>
    </style:style>
    <style:style style:name="T13" style:family="text">
      <style:text-properties style:font-name-asian="游ゴシック Light"/>
    </style:style>
    <style:style style:name="T14" style:family="text">
      <style:text-properties fo:font-weight="normal" style:font-name-asian="游ゴシック Light" style:font-weight-asian="normal" style:font-weight-complex="normal"/>
    </style:style>
    <style:style style:name="T15" style:family="text">
      <style:text-properties style:font-name="Times New Roman" fo:font-size="12pt" style:font-size-asian="12pt" style:language-asian="en" style:country-asian="GB" style:language-complex="ar" style:country-complex="SA"/>
    </style:style>
    <style:style style:name="T16" style:family="text">
      <style:text-properties fo:font-weight="bold" style:font-name-asian="游ゴシック Light" style:font-weight-asian="bold" style:font-weight-complex="normal"/>
    </style:style>
    <style:style style:name="T17" style:family="text">
      <style:text-properties style:font-name="Times New Roman" fo:font-size="12pt" fo:font-weight="bold" style:font-name-asian="游ゴシック Light" style:font-size-asian="12pt" style:language-asian="en" style:country-asian="GB" style:font-weight-asian="bold" style:language-complex="ar" style:country-complex="SA" style:font-weight-complex="normal"/>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CM500292 –Databases Coursework</text:span><text:span text:style-name="T1"/></text:h>
      <text:p text:style-name="P2" loext:marker-style-name="T2"><text:span text:style-name="T2">Developing a Database-Driven Application</text:span><text:span text:style-name="T2"/></text:p>
      <table:table table:name="Table1" table:style-name="Table1">
        <table:table-column table:style-name="Table1.A"/>
        <table:table-row table:style-name="Table1.1">
          <table:table-cell table:style-name="Table1.A1" office:value-type="string">
            <text:p text:style-name="CW_20_Body" loext:marker-style-name="T3"><text:span text:style-name="T3">Percentage of overall unit mark</text:span><text:span text:style-name="T4">: </text:span><text:span text:style-name="T5">50%</text:span></text:p>
          </table:table-cell>
        </table:table-row>
        <table:table-row table:style-name="Table1.1">
          <table:table-cell table:style-name="Table1.A1" office:value-type="string">
            <text:p text:style-name="P3" loext:marker-style-name="T5"><text:span text:style-name="T3">Submission Location</text:span><text:span text:style-name="T5">: engage</text:span></text:p>
            <text:p text:style-name="P3" loext:marker-style-name="T5"><text:span text:style-name="T3">Submission Format</text:span><text:span text:style-name="T5">: .pdf or .docx file and .txt file</text:span></text:p>
            <text:p text:style-name="P3" loext:marker-style-name="T5"><text:span text:style-name="T3">Submission Files</text:span><text:span text:style-name="T5">: D</text:span><text:span text:style-name="T6">OC or </text:span><text:span text:style-name="T5">PDF named "FlightManagement_Document”, .txt file named "FlightManagement_RepoLink.txt"</text:span></text:p>
          </table:table-cell>
        </table:table-row>
        <table:table-row table:style-name="Table1.1">
          <table:table-cell table:style-name="Table1.A1" office:value-type="string">
            <text:p text:style-name="P3" loext:marker-style-name="T5"><text:span text:style-name="T3">Anonymous Marking</text:span><text:span text:style-name="T5">: yes</text:span></text:p>
            <text:p text:style-name="P3" loext:marker-style-name="T4"><text:span text:style-name="T3">Generative AI Assessment Categorisation</text:span><text:span text:style-name="T5">- Type A [guidance can be found </text:span><text:a xlink:type="simple" xlink:href="https://www.bath.ac.uk/announcements/academic-integrity-in-the-generative-artificial-intelligence-genai-context/" office:name="https://www.bath.ac.uk/announcements/academic-integrity-in-the-generative-artificial-intelligence-genai-context/" office:target-frame-name="_blank" xlink:show="new" text:style-name="Internet_20_link" text:visited-style-name="Visited_20_Internet_20_Link"><text:span text:style-name="Internet_20_link"><text:span text:style-name="T5">here</text:span></text:span></text:a><text:span text:style-name="T5">.]</text:span></text:p>
          </table:table-cell>
        </table:table-row>
      </table:table>
      <text:h text:style-name="CW_20_Numbered_20_Section_20_Heading" text:outline-level="1">Overview</text:h>
      <text:p text:style-name="CW_20_Body">This coursework addresses the following learning outcome for this unit:</text:p>
      <text:list xml:id="list37662177" text:style-name="WWNum1">
        <text:list-item>
          <text:p text:style-name="P4">Practically demonstrate how programs and users can interact with databases through query languages.</text:p>
        </text:list-item>
      </text:list>
      <text:p text:style-name="CW_20_Body" loext:marker-style-name="T7">This assignment aims to assess your understanding of relational databases by designing, creating, and interacting with a database through SQL queries. You will develop a simple database-driven application that demonstrates CRUD operations, allowing users to interact with a relational database through a basic program interface.<text:span text:style-name="T7"/></text:p>
      <text:h text:style-name="CW_20_Numbered_20_Section_20_Heading" text:outline-level="1">Scenario </text:h>
      <text:p text:style-name="CW_20_Body">Suppose you have been appointed as the <text:span text:style-name="T8">Database Manager</text:span> of an airline company that is updating its IT system. The airline requires a database to manage essential information about its <text:span text:style-name="T8">flights</text:span>, <text:span text:style-name="T8">pilots</text:span>, and <text:span text:style-name="T8">destinations</text:span>. You are tasked with designing and implementing a <text:span text:style-name="T8">Flight Management Database</text:span> that holds relevant data and enables staff members to easily interact with it. The program should allow the airline staff to manage flight schedules and update records as needed.</text:p>
      <text:p text:style-name="CW_20_Body">To meet these requirements, you need to create a database application that includes a user-friendly menu system, allowing staff to add, retrieve, update, and delete information about flights, pilots, and destinations. This application should demonstrate how programs and users interact with databases through SQL queries.</text:p>
      <text:h text:style-name="CW_20_Numbered_20_Section_20_Heading" text:outline-level="1"><text:soft-page-break/>Tasks</text:h>
      <text:p text:style-name="CW_20_Body">You must complete the following tasks based on the scenario and provide the requested evidence of each. The three primary tasks are as follows:</text:p>
      <text:list text:style-name="WWNum2">
        <text:list-item>
          <text:p text:style-name="P5"><text:span text:style-name="T8">ER Diagram and Relational Schema</text:span> - Include a detailed ER diagram and the SQL code for table creation.</text:p>
        </text:list-item>
        <text:list-item>
          <text:p text:style-name="P5"><text:span text:style-name="T8">Source Code</text:span> - Submit the Python source code for your application, including all SQL queries.</text:p>
        </text:list-item>
        <text:list-item>
          <text:p text:style-name="P5"><text:span text:style-name="T8">Reflective Documentation</text:span> - A report explaining your approach, SQL query explanations, and reflection on the assignment. </text:p>
        </text:list-item>
      </text:list>
      <text:p text:style-name="CW_20_Body">More details of these tasks are on the next page.</text:p>
      <text:h text:style-name="CW_20_Sub-section_20_Heading" text:outline-level="2" loext:marker-style-name="T9"><text:span text:style-name="T10">1. ER Diagram and Relational Schema</text:span><text:span text:style-name="T10"/></text:h>
      <text:list text:style-name="WWNum13">
        <text:list-item>
          <text:p text:style-name="P6">Design a relational schema to represent the airline’s data based on above scenario that would incorporate database interaction mentioned in the source code section below. </text:p>
        </text:list-item>
        <text:list-item>
          <text:p text:style-name="P6">Create an <text:span text:style-name="T8">Entity-Relationship (ER) Diagram</text:span> for the flight management system.</text:p>
        </text:list-item>
        <text:list-item>
          <text:p text:style-name="P6">Define primary and foreign keys to establish relationships between entities.</text:p>
        </text:list-item>
      </text:list>
      <text:h text:style-name="CW_20_Sub-section_20_Heading" text:outline-level="2">2. Source Code </text:h>
      <text:list text:style-name="WWNum16">
        <text:list-item>
          <text:h text:style-name="P7" text:outline-level="2" loext:marker-style-name="T11"><text:span text:style-name="T11">Database Setup in SQLite</text:span><text:span text:style-name="T11"/></text:h>
        </text:list-item>
      </text:list>
      <text:p text:style-name="CW_20_Body">Create and populate the database in <text:span text:style-name="T8">SQLite</text:span>. You can use the SQLite3 tool which is included with Python, to work with SQLite databases.</text:p>
      <text:p text:style-name="CW_20_Body">Populate each table with <text:span text:style-name="T8">sample data</text:span> (10–15 records per table) to facilitate testing and demonstration.</text:p>
      <text:list xml:id="list210701350985946" text:continue-numbering="true" text:style-name="WWNum16">
        <text:list-item>
          <text:h text:style-name="P7" text:outline-level="2" loext:marker-style-name="T11"><text:span text:style-name="T11">SQL Queries and Database Interaction</text:span><text:span text:style-name="T11"/></text:h>
        </text:list-item>
      </text:list>
      <text:list text:style-name="WWNum17">
        <text:list-item>
          <text:p text:style-name="P8">Write SQL queries that enable the following interactions:</text:p>
        </text:list-item>
        <text:list-item>
          <text:p text:style-name="P9"><text:span text:style-name="T8">Flight Retrieval</text:span>: Retrieve flights based on multiple criteria, such as destination, status, or departure date.</text:p>
        </text:list-item>
        <text:list-item>
          <text:p text:style-name="P8"><text:span text:style-name="T8">Schedule Modification</text:span>: Update flight schedules (e.g., change departure time or status).</text:p>
        </text:list-item>
        <text:list-item>
          <text:p text:style-name="P9"><text:span text:style-name="T8">Pilot Assignment</text:span>: Assign pilots to flights and retrieve information about pilot schedules.</text:p>
        </text:list-item>
        <text:list-item>
          <text:p text:style-name="P9"><text:span text:style-name="T8">Destination Management</text:span>: View and update destination information as required.</text:p>
        </text:list-item>
        <text:list-item>
          <text:p text:style-name="P9">Include additional queries that summarise data, such as the number of flights to each destination or the number of flights assigned to a pilot.</text:p>
        </text:list-item>
      </text:list>
      <text:list text:continue-list="list210701350985946" text:style-name="WWNum16">
        <text:list-item>
          <text:h text:style-name="P7" text:outline-level="2" loext:marker-style-name="T11"><text:soft-page-break/><text:span text:style-name="T11">Application Development in Python (using SQLite3)</text:span><text:span text:style-name="T11"/></text:h>
        </text:list-item>
      </text:list>
      <text:list text:style-name="WWNum18">
        <text:list-item>
          <text:p text:style-name="P10">Develop a <text:span text:style-name="T8">command-line interface (CLI)</text:span> in Python using the sqlite3 library to interact with your SQLite database.</text:p>
        </text:list-item>
        <text:list-item>
          <text:p text:style-name="P10">The application should present a menu with options such as:</text:p>
          <text:list>
            <text:list-item>
              <text:p text:style-name="P11">Add a New Flight</text:p>
            </text:list-item>
            <text:list-item>
              <text:p text:style-name="P11">View Flights by Criteria</text:p>
            </text:list-item>
            <text:list-item>
              <text:p text:style-name="P11">Update Flight Information</text:p>
            </text:list-item>
            <text:list-item>
              <text:p text:style-name="P11">Assign Pilot to Flight</text:p>
            </text:list-item>
            <text:list-item>
              <text:p text:style-name="P11">View Pilot Schedule</text:p>
            </text:list-item>
            <text:list-item>
              <text:p text:style-name="P11">View/Update Destination Information</text:p>
            </text:list-item>
          </text:list>
        </text:list-item>
        <text:list-item>
          <text:p text:style-name="P10">Ensure the interface displays results clearly and allows users to make changes based on input.</text:p>
        </text:list-item>
      </text:list>
      <text:list text:style-name="WWNum19">
        <text:list-item>
          <text:h text:style-name="P12" text:outline-level="2">Reflective Documentation</text:h>
        </text:list-item>
      </text:list>
      <text:p text:style-name="CW_20_Body">Document your approach, including the purpose and function of each SQL query.</text:p>
      <text:p text:style-name="CW_20_Body">Reflect on your experience, noting any challenges faced and solutions implemented.</text:p>
      <text:p text:style-name="CW_20_Body">Include screenshots demonstrating interactions between the interface and the database, such as adding a new flight or updating a schedule.</text:p>
      <text:h text:style-name="CW_20_Numbered_20_Section_20_Heading" text:outline-level="1" loext:marker-style-name="T10"><text:span text:style-name="T10">Submission Requirements</text:span><text:span text:style-name="T10"/></text:h>
      <text:p text:style-name="CW_20_Body">You should submit two files as follows: </text:p>
      <text:list xml:id="list3837201661" text:style-name="WWNum4">
        <text:list-item>
          <text:p text:style-name="P13">ER Diagram and Reflective Documentation</text:p>
        </text:list-item>
      </text:list>
      <text:list text:continue-list="list37662177" text:style-name="WWNum1">
        <text:list-item>
          <text:list>
            <text:list-item>
              <text:p text:style-name="P4"><text:span text:style-name="T8">File format</text:span>: PDF or Word document (.pdf or .docx).</text:p>
            </text:list-item>
            <text:list-item>
              <text:p text:style-name="P4"><text:span text:style-name="T8">Contents</text:span>:</text:p>
              <text:list>
                <text:list-item>
                  <text:p text:style-name="P4"><text:span text:style-name="T8">ER Diagram</text:span>: A visual representation of the relational schema (can be created using any diagram tool or by hand, but should be inserted into the document as an image if done separately). <text:a xlink:type="simple" xlink:href="https://draw.io/" text:style-name="Internet_20_link" text:visited-style-name="Visited_20_Internet_20_Link"><text:span text:style-name="Internet_20_link">https://draw.io</text:span></text:a> is a freely available tool for drawing software diagrams.</text:p>
                </text:list-item>
                <text:list-item>
                  <text:p text:style-name="P4"><text:span text:style-name="T8">Relational Schema</text:span>: A description of each table, including primary and foreign keys.</text:p>
                </text:list-item>
                <text:list-item>
                  <text:p text:style-name="P4"><text:span text:style-name="T8">Reflective Documentation</text:span>: A brief report that includes:</text:p>
                  <text:list>
                    <text:list-item>
                      <text:p text:style-name="P4">Explanation of the database structure and the purpose of each table.</text:p>
                    </text:list-item>
                    <text:list-item>
                      <text:p text:style-name="P4">A description of each SQL query, including how it works and why it’s <text:soft-page-break/>used.</text:p>
                    </text:list-item>
                    <text:list-item>
                      <text:p text:style-name="P4">A reflection on the experience, challenges faced, and solutions.</text:p>
                    </text:list-item>
                    <text:list-item>
                      <text:p text:style-name="P4">Screenshots of the application interacting with the database (e.g., adding a flight, retrieving pilot schedules).</text:p>
                    </text:list-item>
                  </text:list>
                </text:list-item>
              </text:list>
            </text:list-item>
          </text:list>
        </text:list-item>
      </text:list>
      <text:list text:continue-list="list3837201661" text:style-name="WWNum4">
        <text:list-item>
          <text:p text:style-name="P13">Text file with a link to a GitHub repository containing the Python Source Code and database file(s).</text:p>
        </text:list-item>
      </text:list>
      <text:list text:style-name="WWNum6">
        <text:list-item>
          <text:p text:style-name="P14"><text:span text:style-name="T8">File format</text:span>: a text file containing a link to a GitHub repository, which contains the Python source code and database files. The code will be tested in GitHub CodeSpaces. Ensure that your repository is public to ensure that the assessors can access the code. </text:p>
        </text:list-item>
        <text:list-item>
          <text:p text:style-name="P14"><text:span text:style-name="T8">Repository Contents</text:span>: The full code for the command-line interface application, using sqlite3 to connect and interact with the SQLite database. The code should include comments explaining the main parts of the program (e.g., functions for each menu option, database connection, SQL queries).</text:p>
        </text:list-item>
      </text:list>
      <text:h text:style-name="CW_20_Numbered_20_Section_20_Heading" text:outline-level="1" loext:marker-style-name="T12"><text:span text:style-name="T12">File Naming Convention</text:span><text:span text:style-name="T12"/></text:h>
      <text:p text:style-name="CW_20_Body" loext:marker-style-name="T13"><text:span text:style-name="T13">Files should be named as follows:</text:span><text:span text:style-name="T13"/></text:p>
      <text:list text:style-name="WWNum21">
        <text:list-item>
          <text:p text:style-name="P15" loext:marker-style-name="T13"><text:span text:style-name="T13">Document with ER diagram and reflections: FlightManagement_Document.pdf</text:span><text:span text:style-name="T13"/></text:p>
        </text:list-item>
        <text:list-item>
          <text:p text:style-name="P15" loext:marker-style-name="T13"><text:span text:style-name="T13">Repository link to Python source code: FlightManagement_RepoLink.txt</text:span><text:span text:style-name="T13"/></text:p>
        </text:list-item>
      </text:list>
      <text:p text:style-name="P16" loext:marker-style-name="T14"><text:span text:style-name="Strong_20_Emphasis"><text:span text:style-name="T14"/></text:span></text:p>
      <text:h text:style-name="P17" text:outline-level="1" loext:marker-style-name="T15"><text:span text:style-name="Strong_20_Emphasis"><text:span text:style-name="T16">Assessment Criteria</text:span></text:span><text:span text:style-name="T17"/></text:h>
      <table:table table:name="Table2" table:style-name="Table2">
        <table:table-column table:style-name="Table2.A"/>
        <table:table-column table:style-name="Table2.B"/>
        <table:table-row table:style-name="Table2.1">
          <table:table-cell table:style-name="Table2.A1" office:value-type="string">
            <text:p text:style-name="P18"><text:span text:style-name="Strong_20_Emphasis"><text:span text:style-name="T13">Criteria</text:span></text:span></text:p>
          </table:table-cell>
          <table:table-cell table:style-name="Table2.A1" office:value-type="string">
            <text:p text:style-name="P18" loext:marker-style-name="T18"><text:span text:style-name="Strong_20_Emphasis"><text:span text:style-name="T13">Expected Standards</text:span></text:span><text:span text:style-name="T14"/></text:p>
          </table:table-cell>
        </table:table-row>
        <table:table-row table:style-name="Table2.1">
          <table:table-cell table:style-name="Table2.A2" office:value-type="string">
            <text:p text:style-name="P19" loext:marker-style-name="T18"><text:span text:style-name="Strong_20_Emphasis"><text:span text:style-name="T13">Database Design (20%)</text:span></text:span><text:span text:style-name="T14"/></text:p>
          </table:table-cell>
          <table:table-cell table:style-name="Table2.A2" office:value-type="string">
            <text:p text:style-name="P20">Well-structured ER diagram, normalised schema, proper use of primary and foreign keys.</text:p>
          </table:table-cell>
        </table:table-row>
        <table:table-row table:style-name="Table2.1">
          <table:table-cell table:style-name="Table2.A3" office:value-type="string">
            <text:p text:style-name="P19"><text:span text:style-name="Strong_20_Emphasis"><text:span text:style-name="T13">SQL Queries (30%)</text:span></text:span></text:p>
          </table:table-cell>
          <table:table-cell table:style-name="Table2.B3" office:value-type="string">
            <text:p text:style-name="P20">Accurate SQL queries performing required CRUD operations and aggregations, efficient use of joins and conditions.</text:p>
          </table:table-cell>
        </table:table-row>
        <table:table-row table:style-name="Table2.1">
          <table:table-cell table:style-name="Table2.A2" office:value-type="string">
            <text:p text:style-name="P19"><text:span text:style-name="Strong_20_Emphasis"><text:span text:style-name="T13">Application Functionality (30%)</text:span></text:span></text:p>
          </table:table-cell>
          <table:table-cell table:style-name="Table2.A2" office:value-type="string">
            <text:p text:style-name="P20">Functional menu-based interface, correctly handling user input and interactions with the database.</text:p>
          </table:table-cell>
        </table:table-row>
        <table:table-row table:style-name="Table2.1">
          <table:table-cell table:style-name="Table2.A5" office:value-type="string">
            <text:p text:style-name="P19"><text:span text:style-name="Strong_20_Emphasis"><text:span text:style-name="T13">Documentation &amp; Reflection (20%)</text:span></text:span></text:p>
          </table:table-cell>
          <table:table-cell table:style-name="Table2.B5" office:value-type="string">
            <text:p text:style-name="P20">Clear explanations, thoughtful reflection on the process and challenges, and relevant screenshots of the application.</text:p>
          </table:table-cell>
        </table:table-row>
      </table:table>
      <text:h text:style-name="CW_20_Numbered_20_Section_20_Heading" text:outline-level="1">Feedback</text:h>
      <text:p text:style-name="CW_20_Body">Formative feedback is available in the dedicated lab sessions.</text:p>
      <text:p text:style-name="CW_20_Body">You will receive <text:span text:style-name="T8">summative feedback</text:span> on your work within 3 semester weeks of the submission deadline. The feedback will discuss your performance based on the criteria for marking, including what you did well and how specific components/sections could have been improved.</text:p>
      <text:h text:style-name="CW_20_Numbered_20_Section_20_Heading" text:outline-level="1">Academic Integrity</text:h>
      <text:p text:style-name="CW_20_Body">Your work will be checked to ensure that you have not plagiarised. For more information about the plagiarism policy at the University, see: <text:a xlink:type="simple" xlink:href="https://library.bath.ac.uk/referencing/plagiarism" text:style-name="Internet_20_link" text:visited-style-name="Visited_20_Internet_20_Link"><text:span text:style-name="Internet_20_link">https://library.bath.ac.uk/referencing/plagiarism</text:span></text:a> </text:p>
      <text:p text:style-name="CW_20_Body">The Generative AI assessment categorisation for this assignment is <text:span text:style-name="T8">Type A</text:span>. This means that you are <text:span text:style-name="T8">NOT</text:span> allowed to use generative AI tools to complete this assignment. More information on this can be found <text:a xlink:type="simple" xlink:href="https://www.bath.ac.uk/announcements/academic-integrity-in-the-generative-artificial-intelligence-genai-context/" text:style-name="Internet_20_link" text:visited-style-name="Visited_20_Internet_20_Link"><text:span text:style-name="Internet_20_link">here.</text:span></text:a> </text:p>
      <text:p text:style-name="CW_20_Body">Remember that published work that you refer to in your report should be clearly referenced in your text and listed in a bibliography section given at the end of your report. For more information, see, <text:a xlink:type="simple" xlink:href="https://library.bath.ac.uk/referencing/new-to-referencing" text:style-name="Internet_20_link" text:visited-style-name="Visited_20_Internet_20_Link"><text:span text:style-name="Internet_20_link">https://library.bath.ac.uk/referencing/new-to-referencing</text:span></text:a></text:p>
      <text:h text:style-name="P21" text:outline-level="1">Extension requests</text:h>
      <text:p text:style-name="CW_20_Body">Requests for extensions should be made to the Director of Studies. Lecturers and tutors cannot approve extensions. Please make sure you are familiar with the department’s coursework deadline extension policy which can be found on Moodle PGT zone. </text:p>
      <text:p text:style-name="CW_20_Body">It is your responsibility to check that correctly submit your work. Once you have submitted to Moodle you should download your submission and check it.</text:p>
      <text:h text:style-name="P21" text:outline-level="1"><text:soft-page-break/>FAQ</text:h>
      <text:h text:style-name="CW_20_Sub-section_20_Heading" text:outline-level="2">What should I submit?</text:h>
      <text:p text:style-name="CW_20_Body">You should submit two files. a .doc or .pdf file with ER Diagram, Relational Schema, and the Reflective Documentation<text:span text:style-name="T8">.</text:span> You should also submit a .txt file with a link to a public GitHub repository containing your Python source code and database file for your application. The Python source code should include all SQL queries. This code will be evaluated in GitHub CodeSpaces. A guide to creating a GitHub repository can be found <text:a xlink:type="simple" xlink:href="https://github.blog/developer-skills/github/beginners-guide-to-github-repositories-how-to-create-your-first-repo/" text:style-name="Internet_20_link" text:visited-style-name="Visited_20_Internet_20_Link"><text:span text:style-name="Internet_20_link">here</text:span></text:a>. A short primer on GitHub CodeSpaces can be found <text:a xlink:type="simple" xlink:href="https://www.geeksforgeeks.org/github-codespaces/" text:style-name="Internet_20_link" text:visited-style-name="Visited_20_Internet_20_Link"><text:span text:style-name="Internet_20_link">here</text:span></text:a>.</text:p>
      <text:h text:style-name="CW_20_Sub-section_20_Heading" text:outline-level="2">What should I use to draw my ERD?</text:h>
      <text:p text:style-name="CW_20_Body">You can use any diagram software you wish; however, the recommendation is to use ‘draw.io’ (<text:a xlink:type="simple" xlink:href="https://draw.io/" text:style-name="Internet_20_link" text:visited-style-name="Visited_20_Internet_20_Link"><text:span text:style-name="Internet_20_link">https://draw.io</text:span></text:a>) as this is freely available. You can hand draw a diagram and include an image of it in your submission. </text:p>
      <text:h text:style-name="P22" text:outline-level="2">What style of notation do I use for ERD?</text:h>
      <text:p text:style-name="CW_20_Body">While drawing ER diagrams, you could use either Crow's foot, Chen or UML notation. However, make sure you use one style consistently throughout the diagram. </text:p>
      <text:h text:style-name="CW_20_Sub-section_20_Heading" text:outline-level="2">Can I make assumptions?</text:h>
      <text:p text:style-name="CW_20_Body">Yes, you can make assumptions. Please ensure any assumptions are mentioned in the documentation. </text:p>
      <text:h text:style-name="CW_20_Sub-section_20_Heading" text:outline-level="2">Can I use AI to complete the assignment?</text:h>
      <text:p text:style-name="Standard">You should<text:span text:style-name="T8"> NOT </text:span>use AI to complete the assignment. The only exception to this is to populate the database. You may use AI to create data to populate the databa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fo:hyphenation-keep="auto" loext:hyphenation-keep-type="column" style:writing-mode="lr-tb"/>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font-name-complex="Mangal" style:font-family-complex="Mangal"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W_20_Title" style:display-name="CW Title" style:family="paragraph" style:parent-style-name="Heading_20_1" style:next-style-name="CW_20_Body" style:auto-update="true">
      <style:paragraph-properties fo:margin-top="0.4165in" fo:margin-bottom="0.6665in" style:contextual-spacing="false" fo:keep-together="auto"/>
      <style:text-properties style:use-window-font-color="true" loext:opacity="0%" style:font-name="LM Roman 12" fo:font-family="'LM Roman 12'" style:font-family-generic="roman" style:font-pitch="variable" fo:font-size="22pt" fo:font-weight="bold" style:letter-kerning="true"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5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W_20_Body" style:display-name="CW Body" style:family="paragraph" style:parent-style-name="Text_20_body">
      <style:paragraph-properties fo:margin-top="0.0835in" fo:margin-bottom="0.0972in" style:contextual-spacing="false" fo:line-height="115%" fo:text-align="justify" style:justify-single-word="false"/>
      <style:text-properties style:font-name-complex="Times New Roman1" style:font-family-complex="'Times New Roman'" style:font-family-generic-complex="system" style:font-pitch-complex="variable" style:font-size-complex="11pt"/>
    </style:style>
    <style:style style:name="CW_20_Numbered_20_Section_20_Heading" style:display-name="CW Numbered Section Heading" style:family="paragraph" style:parent-style-name="Heading_20_1" loext:linked-style-name="CW_20_Numbered_20_Section_20_Heading_20_Char">
      <style:paragraph-properties fo:margin-left="0.3in" fo:margin-top="0.3335in" fo:margin-bottom="0.1665in" style:contextual-spacing="false" fo:keep-together="auto" fo:text-indent="-0.3in" style:auto-text-indent="false">
        <style:tab-stops>
          <style:tab-stop style:position="0.3in"/>
        </style:tab-stops>
      </style:paragraph-properties>
      <style:text-properties style:use-window-font-color="true" loext:opacity="0%"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W_20_Sub-section_20_Heading" style:display-name="CW Sub-section Heading" style:family="paragraph" style:parent-style-name="Heading_20_2" style:next-style-name="CW_20_Body" loext:linked-style-name="CW_20_Sub-section_20_Heading_20_Char">
      <style:paragraph-properties fo:margin-left="0.4in" fo:margin-top="0.25in" fo:margin-bottom="0.0835in" style:contextual-spacing="false" fo:keep-together="auto" fo:text-indent="-0.4in" style:auto-text-indent="false">
        <style:tab-stops>
          <style:tab-stop style:position="0.4in"/>
        </style:tab-stops>
      </style:paragraph-properties>
      <style:text-properties style:use-window-font-color="true" loext:opacity="0%" style:font-name="LM Roman 12" fo:font-family="'LM Roman 12'"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5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style:style>
    <style:style style:name="CW_20_Numbered_20_Section_20_Heading_20_Char" style:display-name="CW Numbered Section Heading Char" style:family="text" style:parent-style-name="Default_20_Paragraph_20_Font" loext:linked-style-name="CW_20_Numbered_20_Section_20_Heading">
      <style:text-properties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hi" style:country-asian="IN" style:font-weight-asian="bold" style:font-name-complex="Times New Roman1" style:font-family-complex="'Times New Roman'" style:font-family-generic-complex="system" style:font-pitch-complex="variable" style:font-size-complex="16pt" style:language-complex="hi" style:country-complex="IN"/>
    </style:style>
    <style:style style:name="Body_20_Text_20_Char" style:display-name="Body Text Char" style:family="text" style:parent-style-name="Default_20_Paragraph_20_Font">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Internet_20_link" style:display-name="Internet link" style:family="text">
      <style:text-properties fo:color="#0000ff" loext:opacity="100%" style:text-underline-style="solid" style:text-underline-width="auto" style:text-underline-color="font-color"/>
    </style:style>
    <style:style style:name="CW_20_Sub-section_20_Heading_20_Char" style:display-name="CW Sub-section Heading Char" style:family="text" style:parent-style-name="Default_20_Paragraph_20_Font" loext:linked-style-name="CW_20_Sub-section_20_Heading">
      <style:text-properties style:font-name="LM Roman 12" fo:font-family="'LM Roman 12'"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hi" style:country-asian="IN" style:font-weight-asian="bold" style:font-name-complex="Times New Roman1" style:font-family-complex="'Times New Roman'" style:font-family-generic-complex="system" style:font-pitch-complex="variable" style:font-size-complex="14.5pt" style:language-complex="hi" style:country-complex="IN"/>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bold"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25in" fo:text-align="center" style:justify-single-word="false"/>
    </style:style>
    <style:page-layout style:name="Mpm1">
      <style:page-layout-properties fo:page-width="8.2681in" fo:page-height="11.6929in" style:num-format="1" style:print-orientation="portrait" fo:margin-top="0.5in" fo:margin-bottom="0.3937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063in" fo:margin-left="0in" fo:margin-right="0in" fo:margin-top="0.0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hagyashree Patil</meta:initial-creator>
    <meta:editing-cycles>14</meta:editing-cycles>
    <meta:creation-date>2025-01-07T18:20:00</meta:creation-date>
    <dc:date>2025-06-05T21:07:00.084193362</dc:date>
    <meta:editing-duration>PT15H48M44S</meta:editing-duration>
    <meta:generator>LibreOffice/24.8.7.2$Linux_X86_64 LibreOffice_project/f4f281f562fb585d46b0af5755dfe1eb6adc047f</meta:generator>
    <meta:document-statistic meta:table-count="2" meta:image-count="0" meta:object-count="0" meta:page-count="6" meta:paragraph-count="102" meta:word-count="1427" meta:character-count="9261" meta:non-whitespace-character-count="7965"/>
    <meta:user-defined meta:name="AppVersion">16.0000</meta:user-defined>
    <meta:user-defined meta:name="GrammarlyDocumentId">9ab59e8f4121d118888dcceaa43d0c0cabf10bb72ab7149752ed355f1c77c7f1</meta:user-defined>
    <meta:template xlink:type="simple" xlink:actuate="onRequest" xlink:title="Normal" xlink:href=""/>
  </office:meta>
</office:document-meta>
</file>